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0.7854in"/>
    </style:style>
    <style:style style:name="co5" style:family="table-column">
      <style:table-column-properties fo:break-before="auto" style:column-width="1.053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5043in"/>
    </style:style>
    <style:style style:name="co9" style:family="table-column">
      <style:table-column-properties fo:break-before="auto" style:column-width="1.5665in"/>
    </style:style>
    <style:style style:name="co10" style:family="table-column">
      <style:table-column-properties fo:break-before="auto" style:column-width="0.7417in"/>
    </style:style>
    <style:style style:name="co11" style:family="table-column">
      <style:table-column-properties fo:break-before="auto" style:column-width="1.6764in"/>
    </style:style>
    <style:style style:name="co12" style:family="table-column">
      <style:table-column-properties fo:break-before="auto" style:column-width="2.0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andard" table:style-name="ta1">
        <table:table-column table:style-name="co1" table:number-columns-repeated="2" table:default-cell-style-name="Default"/>
        <table:table-column table:style-name="co1" table:visibility="collapse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71807.131" calcext:value-type="float">
            <text:p>71807.131</text:p>
          </table:table-cell>
          <table:table-cell office:value-type="float" office:value="71973.328" calcext:value-type="float">
            <text:p>71973.328</text:p>
          </table:table-cell>
          <table:table-cell office:value-type="float" office:value="71779.88" calcext:value-type="float">
            <text:p>71779.88</text:p>
          </table:table-cell>
          <table:table-cell office:value-type="float" office:value="71853.446" calcext:value-type="float">
            <text:p>71853.44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71833.64" calcext:value-type="float">
            <text:p>71833.64</text:p>
          </table:table-cell>
          <table:table-cell office:value-type="float" office:value="70929.41" calcext:value-type="float">
            <text:p>70929.41</text:p>
          </table:table-cell>
          <table:table-cell office:value-type="float" office:value="71786.584" calcext:value-type="float">
            <text:p>71786.584</text:p>
          </table:table-cell>
          <table:table-cell office:value-type="float" office:value="71516.544" calcext:value-type="float">
            <text:p>71516.544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458" calcext:value-type="float">
            <text:p>245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71856.381" calcext:value-type="float">
            <text:p>71856.381</text:p>
          </table:table-cell>
          <table:table-cell office:value-type="float" office:value="70938.161" calcext:value-type="float">
            <text:p>70938.161</text:p>
          </table:table-cell>
          <table:table-cell office:value-type="float" office:value="70842.233" calcext:value-type="float">
            <text:p>70842.233</text:p>
          </table:table-cell>
          <table:table-cell office:value-type="float" office:value="71212.258" calcext:value-type="float">
            <text:p>71212.258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2424" calcext:value-type="float">
            <text:p>2424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71857.09" calcext:value-type="float">
            <text:p>71857.09</text:p>
          </table:table-cell>
          <table:table-cell office:value-type="float" office:value="72036.104" calcext:value-type="float">
            <text:p>72036.104</text:p>
          </table:table-cell>
          <table:table-cell office:value-type="float" office:value="72184.988" calcext:value-type="float">
            <text:p>72184.988</text:p>
          </table:table-cell>
          <table:table-cell office:value-type="float" office:value="72026.06" calcext:value-type="float">
            <text:p>72026.06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465" calcext:value-type="float">
            <text:p>2465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72184.988" calcext:value-type="float">
            <text:p>72184.988</text:p>
          </table:table-cell>
          <table:table-cell office:value-type="float" office:value="71007.454" calcext:value-type="float">
            <text:p>71007.454</text:p>
          </table:table-cell>
          <table:table-cell office:value-type="float" office:value="71958.234" calcext:value-type="float">
            <text:p>71958.234</text:p>
          </table:table-cell>
          <table:table-cell office:value-type="float" office:value="71716.892" calcext:value-type="float">
            <text:p>71716.892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</text:p>
          </table:table-cell>
          <table:table-cell office:value-type="float" office:value="2460" calcext:value-type="float">
            <text:p>2460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71001.749" calcext:value-type="float">
            <text:p>71001.749</text:p>
          </table:table-cell>
          <table:table-cell office:value-type="float" office:value="71243.6" calcext:value-type="float">
            <text:p>71243.6</text:p>
          </table:table-cell>
          <table:table-cell office:value-type="float" office:value="70846.507" calcext:value-type="float">
            <text:p>70846.507</text:p>
          </table:table-cell>
          <table:table-cell office:value-type="float" office:value="71030.619" calcext:value-type="float">
            <text:p>71030.619</text:p>
          </table:table-cell>
          <table:table-cell office:value-type="float" office:value="103" calcext:value-type="float">
            <text:p>103</text:p>
          </table:table-cell>
          <table:table-cell office:value-type="float" office:value="16" calcext:value-type="float">
            <text:p>16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71936.3" calcext:value-type="float">
            <text:p>71936.3</text:p>
          </table:table-cell>
          <table:table-cell office:value-type="float" office:value="72008.308" calcext:value-type="float">
            <text:p>72008.308</text:p>
          </table:table-cell>
          <table:table-cell office:value-type="float" office:value="70754.676" calcext:value-type="float">
            <text:p>70754.676</text:p>
          </table:table-cell>
          <table:table-cell office:value-type="float" office:value="71566.428" calcext:value-type="float">
            <text:p>71566.428</text:p>
          </table:table-cell>
          <table:table-cell office:value-type="float" office:value="191" calcext:value-type="float">
            <text:p>191</text:p>
          </table:table-cell>
          <table:table-cell office:value-type="float" office:value="17" calcext:value-type="float">
            <text:p>17</text:p>
          </table:table-cell>
          <table:table-cell office:value-type="float" office:value="2391" calcext:value-type="float">
            <text:p>239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70866.515" calcext:value-type="float">
            <text:p>70866.515</text:p>
          </table:table-cell>
          <table:table-cell office:value-type="float" office:value="71273.571" calcext:value-type="float">
            <text:p>71273.571</text:p>
          </table:table-cell>
          <table:table-cell office:value-type="float" office:value="72184.988" calcext:value-type="float">
            <text:p>72184.988</text:p>
          </table:table-cell>
          <table:table-cell office:value-type="float" office:value="71441.691" calcext:value-type="float">
            <text:p>71441.691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71057.747" calcext:value-type="float">
            <text:p>71057.747</text:p>
          </table:table-cell>
          <table:table-cell office:value-type="float" office:value="70825.891" calcext:value-type="float">
            <text:p>70825.891</text:p>
          </table:table-cell>
          <table:table-cell office:value-type="float" office:value="71341.929" calcext:value-type="float">
            <text:p>71341.929</text:p>
          </table:table-cell>
          <table:table-cell office:value-type="float" office:value="71075.189" calcext:value-type="float">
            <text:p>71075.189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408" calcext:value-type="float">
            <text:p>2408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76" calcext:value-type="float">
            <text:p>2476</text:p>
          </table:table-cell>
        </table:table-row>
      </table:table>
      <table:table table:name="quadratic" table:style-name="ta1"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3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28965.686" calcext:value-type="float">
            <text:p>28965.686</text:p>
          </table:table-cell>
          <table:table-cell office:value-type="float" office:value="29621.869" calcext:value-type="float">
            <text:p>29621.869</text:p>
          </table:table-cell>
          <table:table-cell office:value-type="float" office:value="29637.308" calcext:value-type="float">
            <text:p>29637.308</text:p>
          </table:table-cell>
          <table:table-cell office:value-type="float" office:value="29408.287" calcext:value-type="float">
            <text:p>29408.287</text:p>
          </table:table-cell>
          <table:table-cell office:value-type="float" office:value="369" calcext:value-type="float">
            <text:p>369</text:p>
          </table:table-cell>
          <table:table-cell office:value-type="float" office:value="15" calcext:value-type="float">
            <text:p>15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29263.334" calcext:value-type="float">
            <text:p>29263.334</text:p>
          </table:table-cell>
          <table:table-cell office:value-type="float" office:value="30356.173" calcext:value-type="float">
            <text:p>30356.173</text:p>
          </table:table-cell>
          <table:table-cell office:value-type="float" office:value="29078.925" calcext:value-type="float">
            <text:p>29078.925</text:p>
          </table:table-cell>
          <table:table-cell office:value-type="float" office:value="29566.144" calcext:value-type="float">
            <text:p>29566.144</text:p>
          </table:table-cell>
          <table:table-cell office:value-type="float" office:value="218" calcext:value-type="float">
            <text:p>218</text:p>
          </table:table-cell>
          <table:table-cell office:value-type="float" office:value="16" calcext:value-type="float">
            <text:p>16</text:p>
          </table:table-cell>
          <table:table-cell office:value-type="float" office:value="2668" calcext:value-type="float">
            <text:p>2668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29808.132" calcext:value-type="float">
            <text:p>29808.132</text:p>
          </table:table-cell>
          <table:table-cell office:value-type="float" office:value="29915.889" calcext:value-type="float">
            <text:p>29915.889</text:p>
          </table:table-cell>
          <table:table-cell office:value-type="float" office:value="29843.661" calcext:value-type="float">
            <text:p>29843.661</text:p>
          </table:table-cell>
          <table:table-cell office:value-type="float" office:value="29855.894" calcext:value-type="float">
            <text:p>29855.894</text:p>
          </table:table-cell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office:value-type="float" office:value="2568" calcext:value-type="float">
            <text:p>2568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29178.826" calcext:value-type="float">
            <text:p>29178.826</text:p>
          </table:table-cell>
          <table:table-cell office:value-type="float" office:value="28466.245" calcext:value-type="float">
            <text:p>28466.245</text:p>
          </table:table-cell>
          <table:table-cell office:value-type="float" office:value="28410.116" calcext:value-type="float">
            <text:p>28410.116</text:p>
          </table:table-cell>
          <table:table-cell office:value-type="float" office:value="28685.062" calcext:value-type="float">
            <text:p>28685.062</text:p>
          </table:table-cell>
          <table:table-cell office:value-type="float" office:value="628" calcext:value-type="float">
            <text:p>628</text:p>
          </table:table-cell>
          <table:table-cell office:value-type="float" office:value="14" calcext:value-type="float">
            <text:p>14</text:p>
          </table:table-cell>
          <table:table-cell office:value-type="float" office:value="2811" calcext:value-type="float">
            <text:p>281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28666.976" calcext:value-type="float">
            <text:p>28666.976</text:p>
          </table:table-cell>
          <table:table-cell office:value-type="float" office:value="28872.713" calcext:value-type="float">
            <text:p>28872.713</text:p>
          </table:table-cell>
          <table:table-cell office:value-type="float" office:value="29423.093" calcext:value-type="float">
            <text:p>29423.093</text:p>
          </table:table-cell>
          <table:table-cell office:value-type="float" office:value="28987.594" calcext:value-type="float">
            <text:p>28987.594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office:value-type="float" office:value="2746" calcext:value-type="float">
            <text:p>2746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29795.62" calcext:value-type="float">
            <text:p>29795.62</text:p>
          </table:table-cell>
          <table:table-cell office:value-type="float" office:value="30006.709" calcext:value-type="float">
            <text:p>30006.709</text:p>
          </table:table-cell>
          <table:table-cell office:value-type="float" office:value="29800.177" calcext:value-type="float">
            <text:p>29800.177</text:p>
          </table:table-cell>
          <table:table-cell office:value-type="float" office:value="29867.502" calcext:value-type="float">
            <text:p>29867.502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office:value-type="float" office:value="2579" calcext:value-type="float">
            <text:p>2579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27773.961" calcext:value-type="float">
            <text:p>27773.961</text:p>
          </table:table-cell>
          <table:table-cell office:value-type="float" office:value="26999.434" calcext:value-type="float">
            <text:p>26999.434</text:p>
          </table:table-cell>
          <table:table-cell office:value-type="float" office:value="28010.547" calcext:value-type="float">
            <text:p>28010.547</text:p>
          </table:table-cell>
          <table:table-cell office:value-type="float" office:value="27594.648" calcext:value-type="float">
            <text:p>27594.648</text:p>
          </table:table-cell>
          <table:table-cell office:value-type="float" office:value="670" calcext:value-type="float">
            <text:p>670</text:p>
          </table:table-cell>
          <table:table-cell office:value-type="float" office:value="15" calcext:value-type="float">
            <text:p>15</text:p>
          </table:table-cell>
          <table:table-cell office:value-type="float" office:value="3009" calcext:value-type="float">
            <text:p>3009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28452.968" calcext:value-type="float">
            <text:p>28452.968</text:p>
          </table:table-cell>
          <table:table-cell office:value-type="float" office:value="28659.136" calcext:value-type="float">
            <text:p>28659.136</text:p>
          </table:table-cell>
          <table:table-cell office:value-type="float" office:value="29249.747" calcext:value-type="float">
            <text:p>29249.747</text:p>
          </table:table-cell>
          <table:table-cell office:value-type="float" office:value="28787.283" calcext:value-type="float">
            <text:p>28787.283</text:p>
          </table:table-cell>
          <table:table-cell office:value-type="float" office:value="343" calcext:value-type="float">
            <text:p>343</text:p>
          </table:table-cell>
          <table:table-cell office:value-type="float" office:value="15" calcext:value-type="float">
            <text:p>15</text:p>
          </table:table-cell>
          <table:table-cell office:value-type="float" office:value="2810" calcext:value-type="float">
            <text:p>2810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29908.418" calcext:value-type="float">
            <text:p>29908.418</text:p>
          </table:table-cell>
          <table:table-cell office:value-type="float" office:value="29879.098" calcext:value-type="float">
            <text:p>29879.098</text:p>
          </table:table-cell>
          <table:table-cell office:value-type="float" office:value="29852.959" calcext:value-type="float">
            <text:p>29852.959</text:p>
          </table:table-cell>
          <table:table-cell office:value-type="float" office:value="29880.158" calcext:value-type="float">
            <text:p>29880.158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float" office:value="2561" calcext:value-type="float">
            <text:p>2561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76" calcext:value-type="float">
            <text:p>2476</text:p>
          </table:table-cell>
        </table:table-row>
      </table:table>
      <table:table table:name="boundary" table:style-name="ta1">
        <table:table-column table:style-name="co9" table:default-cell-style-name="Default"/>
        <table:table-column table:style-name="co1" table:default-cell-style-name="Default"/>
        <table:table-column table:style-name="co1" table:visibility="collapse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weights_range</text:p>
          </table:table-cell>
          <table:table-cell office:value-type="string" calcext:value-type="string">
            <text:p>weights_change_range</text:p>
          </table:table-cell>
          <table:table-cell office:value-type="string" calcext:value-type="string">
            <text:p>Best Obj 1</text:p>
          </table:table-cell>
          <table:table-cell office:value-type="string" calcext:value-type="string">
            <text:p>Best Obj 2</text:p>
          </table:table-cell>
          <table:table-cell office:value-type="string" calcext:value-type="string">
            <text:p>Best Obj 3</text:p>
          </table:table-cell>
          <table:table-cell office:value-type="string" calcext:value-type="string">
            <text:p>Mean Best Obj</text:p>
          </table:table-cell>
          <table:table-cell office:value-type="string" calcext:value-type="string">
            <text:p>MSE between Matrices</text:p>
          </table:table-cell>
          <table:table-cell office:value-type="string" calcext:value-type="string">
            <text:p>Mean VP Spike Distance</text:p>
          </table:table-cell>
          <table:table-cell office:value-type="string" calcext:value-type="string">
            <text:p>Mean Trace Difference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1, 1)</text:p>
          </table:table-cell>
          <table:table-cell office:value-type="float" office:value="71807.131" calcext:value-type="float">
            <text:p>71807.131</text:p>
          </table:table-cell>
          <table:table-cell office:value-type="float" office:value="71973.328" calcext:value-type="float">
            <text:p>71973.328</text:p>
          </table:table-cell>
          <table:table-cell office:value-type="float" office:value="71779.88" calcext:value-type="float">
            <text:p>71779.88</text:p>
          </table:table-cell>
          <table:table-cell office:value-type="float" office:value="71853.446" calcext:value-type="float">
            <text:p>71853.44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452" calcext:value-type="float">
            <text:p>2452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1, 1)</text:p>
          </table:table-cell>
          <table:table-cell office:value-type="float" office:value="71833.64" calcext:value-type="float">
            <text:p>71833.64</text:p>
          </table:table-cell>
          <table:table-cell office:value-type="float" office:value="70619.926" calcext:value-type="float">
            <text:p>70619.926</text:p>
          </table:table-cell>
          <table:table-cell office:value-type="float" office:value="71914.987" calcext:value-type="float">
            <text:p>71914.987</text:p>
          </table:table-cell>
          <table:table-cell office:value-type="float" office:value="71456.184" calcext:value-type="float">
            <text:p>71456.18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2453" calcext:value-type="float">
            <text:p>2453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1, 1)</text:p>
          </table:table-cell>
          <table:table-cell office:value-type="float" office:value="71618.97" calcext:value-type="float">
            <text:p>71618.97</text:p>
          </table:table-cell>
          <table:table-cell office:value-type="float" office:value="70929.257" calcext:value-type="float">
            <text:p>70929.257</text:p>
          </table:table-cell>
          <table:table-cell office:value-type="float" office:value="71330.753" calcext:value-type="float">
            <text:p>71330.753</text:p>
          </table:table-cell>
          <table:table-cell office:value-type="float" office:value="71292.993" calcext:value-type="float">
            <text:p>71292.993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2422" calcext:value-type="float">
            <text:p>2422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2, 2)</text:p>
          </table:table-cell>
          <table:table-cell office:value-type="float" office:value="71857.09" calcext:value-type="float">
            <text:p>71857.09</text:p>
          </table:table-cell>
          <table:table-cell office:value-type="float" office:value="71274.745" calcext:value-type="float">
            <text:p>71274.745</text:p>
          </table:table-cell>
          <table:table-cell office:value-type="float" office:value="71988.523" calcext:value-type="float">
            <text:p>71988.523</text:p>
          </table:table-cell>
          <table:table-cell office:value-type="float" office:value="71706.786" calcext:value-type="float">
            <text:p>71706.786</text:p>
          </table:table-cell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2407" calcext:value-type="float">
            <text:p>2407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2, 2)</text:p>
          </table:table-cell>
          <table:table-cell office:value-type="float" office:value="71825.741" calcext:value-type="float">
            <text:p>71825.741</text:p>
          </table:table-cell>
          <table:table-cell office:value-type="float" office:value="70589.907" calcext:value-type="float">
            <text:p>70589.907</text:p>
          </table:table-cell>
          <table:table-cell office:value-type="float" office:value="71870.597" calcext:value-type="float">
            <text:p>71870.597</text:p>
          </table:table-cell>
          <table:table-cell office:value-type="float" office:value="71428.748" calcext:value-type="float">
            <text:p>71428.748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2, 2)</text:p>
          </table:table-cell>
          <table:table-cell office:value-type="float" office:value="70942.765" calcext:value-type="float">
            <text:p>70942.765</text:p>
          </table:table-cell>
          <table:table-cell office:value-type="float" office:value="70588.945" calcext:value-type="float">
            <text:p>70588.945</text:p>
          </table:table-cell>
          <table:table-cell office:value-type="float" office:value="70508.408" calcext:value-type="float">
            <text:p>70508.408</text:p>
          </table:table-cell>
          <table:table-cell office:value-type="float" office:value="70680.04" calcext:value-type="float">
            <text:p>70680.04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string" calcext:value-type="string">
            <text:p>(-30, 30)</text:p>
          </table:table-cell>
          <table:table-cell office:value-type="string" calcext:value-type="string">
            <text:p>(-3, 3)</text:p>
          </table:table-cell>
          <table:table-cell office:value-type="float" office:value="71936.3" calcext:value-type="float">
            <text:p>71936.3</text:p>
          </table:table-cell>
          <table:table-cell office:value-type="float" office:value="71182.722" calcext:value-type="float">
            <text:p>71182.722</text:p>
          </table:table-cell>
          <table:table-cell office:value-type="float" office:value="72184.988" calcext:value-type="float">
            <text:p>72184.988</text:p>
          </table:table-cell>
          <table:table-cell office:value-type="float" office:value="71768.003" calcext:value-type="float">
            <text:p>71768.003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2441" calcext:value-type="float">
            <text:p>2441</text:p>
          </table:table-cell>
        </table:table-row>
        <table:table-row table:style-name="ro1">
          <table:table-cell office:value-type="string" calcext:value-type="string">
            <text:p>(-20, 20)</text:p>
          </table:table-cell>
          <table:table-cell office:value-type="string" calcext:value-type="string">
            <text:p>(-3, 3)</text:p>
          </table:table-cell>
          <table:table-cell office:value-type="float" office:value="70246.958" calcext:value-type="float">
            <text:p>70246.958</text:p>
          </table:table-cell>
          <table:table-cell office:value-type="float" office:value="71801.373" calcext:value-type="float">
            <text:p>71801.373</text:p>
          </table:table-cell>
          <table:table-cell office:value-type="float" office:value="72184.988" calcext:value-type="float">
            <text:p>72184.988</text:p>
          </table:table-cell>
          <table:table-cell office:value-type="float" office:value="71411.106" calcext:value-type="float">
            <text:p>71411.106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2437" calcext:value-type="float">
            <text:p>2437</text:p>
          </table:table-cell>
        </table:table-row>
        <table:table-row table:style-name="ro1">
          <table:table-cell office:value-type="string" calcext:value-type="string">
            <text:p>(-10, 10)</text:p>
          </table:table-cell>
          <table:table-cell office:value-type="string" calcext:value-type="string">
            <text:p>(-3, 3)</text:p>
          </table:table-cell>
          <table:table-cell office:value-type="float" office:value="70777.273" calcext:value-type="float">
            <text:p>70777.273</text:p>
          </table:table-cell>
          <table:table-cell office:value-type="float" office:value="70479.253" calcext:value-type="float">
            <text:p>70479.253</text:p>
          </table:table-cell>
          <table:table-cell office:value-type="float" office:value="71067.828" calcext:value-type="float">
            <text:p>71067.828</text:p>
          </table:table-cell>
          <table:table-cell office:value-type="float" office:value="70774.785" calcext:value-type="float">
            <text:p>70774.785</text:p>
          </table:table-cell>
          <table:table-cell office:value-type="float" office:value="108" calcext:value-type="float">
            <text:p>108</text:p>
          </table:table-cell>
          <table:table-cell office:value-type="float" office:value="17" calcext:value-type="float">
            <text:p>17</text:p>
          </table:table-cell>
          <table:table-cell office:value-type="float" office:value="2405" calcext:value-type="float">
            <text:p>2405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476" calcext:value-type="float">
            <text:p>24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09T19:32:37.649878587</dc:date>
    <meta:editing-duration>PT26M28S</meta:editing-duration>
    <meta:editing-cycles>4</meta:editing-cycles>
    <meta:generator>LibreOffice/7.3.7.2$Linux_X86_64 LibreOffice_project/30$Build-2</meta:generator>
    <meta:document-statistic meta:table-count="3" meta:cell-count="282" meta:object-count="0"/>
  </office:meta>
</office:document-meta>
</file>